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6b20f5" officeooo:paragraph-rsid="006b20f5" style:font-size-asian="12pt" style:font-size-complex="12pt"/>
    </style:style>
    <style:style style:name="P3" style:family="paragraph" style:parent-style-name="Preformatted_20_Text">
      <style:paragraph-properties fo:text-align="justify" style:justify-single-word="false"/>
      <style:text-properties style:font-name="Arial" fo:font-size="12pt" officeooo:rsid="006c5bd6" officeooo:paragraph-rsid="006c5bd6" style:font-size-asian="12pt" style:font-size-complex="12pt"/>
    </style:style>
    <style:style style:name="P4" style:family="paragraph" style:parent-style-name="Standard">
      <style:paragraph-properties fo:text-align="justify" style:justify-single-word="false"/>
      <style:text-properties style:font-name="Arial" fo:font-size="12pt" officeooo:rsid="0069c503" officeooo:paragraph-rsid="0069c503"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6" style:family="paragraph" style:parent-style-name="Preformatted_20_Text">
      <style:paragraph-properties fo:text-align="justify" style:justify-single-word="false"/>
      <style:text-properties style:font-name="Arial" fo:font-size="12pt" officeooo:rsid="006d680d" officeooo:paragraph-rsid="006d680d" style:font-size-asian="12pt" style:font-size-complex="12pt"/>
    </style:style>
    <style:style style:name="T1" style:family="text">
      <style:text-properties officeooo:rsid="006c68d9"/>
    </style:style>
    <style:style style:name="T2" style:family="text">
      <style:text-properties officeooo:rsid="006c5bd6"/>
    </style:style>
    <style:style style:name="T3" style:family="text">
      <style:text-properties officeooo:rsid="006cae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mpiling the Project</text:p>
      <text:p text:style-name="P1"/>
      <text:p text:style-name="P1">Binaries for Windows, Linux and Apple Mac OSX are available from http://quickhash-gui.org ? Downloads. But if you need or want to compile yourself, then first clone the source code from https://github.com/tedsmith/quickhash.git </text:p>
      <text:p text:style-name="P1"/>
      <text:p text:style-name="P1">&gt; git clone https://github.com/tedsmith/quickhash.git </text:p>
      <text:p text:style-name="P1"/>
      <text:p text:style-name="P1">There is an LPR file that is the Lazarus Project File. So you need the Lazarus IDE and Freepascal Compiler (v3.0 or above) for your chosen platfrom, available from www.lazarus-ide.org. </text:p>
      <text:p text:style-name="P1"/>
      <text:p text:style-name="P1">After installtion of Lazarus and Freepascal, choose "Open Project" and navigate to the folder where you cloned Quickhash. Lazarus looks for LPI files by default (local config file for a project) but there isn't one in the GitHub project. Simply adjust the drop down menu for file type (bottom right) to "All files", and then select the LPR file. Lazarus will then warn you that a project session file is missing and would you like to create one. Choose "Yes" and then just click OK in the next window (the one that asks what type of project you are making - it should default to 'Application'). After clicking OK for the last time, a local LPI file will be created for you for your computer session. DO NOT upload this LPI file to any collaborative platform. </text:p>
      <text:p text:style-name="P1"/>
      <text:p text:style-name="P1">The next thing to do is to apply the HashLib4Pascal package into your Lazarus project, otherwise QuickHash project will not find the library it needs when you try to compile. The library is included in the GitHub QuickHash project. So simply choose 'Package' --&gt; Open Package File (lpk)' from the top menu of Lazarus. Choose and navigate to</text:p>
      <text:p text:style-name="P1"/>
      <text:p text:style-name="P1">CloneOfQuickHashProject/HashLib4Pascal/HashLib/src/Packages/FPC/HashLib4PascalPackage.lpk </text:p>
      <text:p text:style-name="P1"/>
      <text:p text:style-name="P1">then click the 'Compile' button. Then use the next button to the right called 'Use &gt;&gt;' and then click 'Add to Project' from the drop down menu. HashLib4Pascal is now added to your QuickHash project.</text:p>
      <text:p text:style-name="P1"/>
      <text:p text:style-name="P1">Repeat the same process for the package 'DateTimePicker' by Zoran Vu?enovi? (http://wiki.lazarus.freepascal.org/ZVDateTimeControls_Package) which was added in v2.8.3 to enable scheduled hashing. <text:s/>So simply choose 'Package' --&gt; Open Package File (lpk)' from the top menu of Lazarus. Choose and navigate to:</text:p>
      <text:p text:style-name="P1"/>
      <text:p text:style-name="P1">CloneOfQuickHashProject/DateTimePicker/zvdatetimectrls.lpk, choose 'Compile' and then click 'Use &gt;&gt; Add to Project'. Better yet, choose Install so that it becomes a component of your Lazarus IDE, which will further reduce warnings. </text:p>
      <text:p text:style-name="P1"/>
      <text:p text:style-name="P1">Now save your project (Project ? Save Project') which will create a new LPI file. Then you can compile QuickHash yourself using Lazarus. </text:p>
      <text:p text:style-name="P1"/>
      <text:p text:style-name="P1">I am hopeful this guide might encourage collaborators and also help various Linux distributors include QuickHash into their package management platforms. </text:p>
      <text:p text:style-name="P1"/>
      <text:p text:style-name="P1">Ted Smith</text:p>
      <text:p text:style-name="P1"/>
      <text:p text:style-name="P1">* Version History</text:p>
      <text:p text:style-name="P1"><text:soft-page-break/></text:p>
      <text:p text:style-name="P1">v2.8.3 (In Development)</text:p>
      <text:p text:style-name="P1"/>
      <text:p text:style-name="P4">A new tab (the first new tab since disk hashing was added a couple of years ago!!) dedicated to Base64 decoding. The user can now select a file or a folder of files that are all Base64 encoded, and QuickHash will compute the hashes of both the encoded and decoded versions of the file, without the user having to supply a Base64 decoded version. In addition, as a little extra, there’s also a third button in the new tab that the user can click to simply select a folder of Base64 encoded files and QuickHash will generate decoded versions of those files for the user <text:span text:style-name="T1">in their chosen location with an appended filename</text:span>. He can then go on to hash them if he so pleases, using the “File” or “FileS” tab of Quickhash. <text:span text:style-name="T1">Once decoded and saved, t</text:span>he user has to establish what file types he has <text:span text:style-name="T1">now</text:span> and, for Windows users, this will mean adding the appropriate extension such as .pdf or .jpg to such files. Linux users will not have that problem because the operating system will work out what application is needed based on the file signature. <text:span text:style-name="T1">The display grids also have options to copy the selected row, all rows, a range of rows, or save the display grid to a file. </text:span></text:p>
      <text:p text:style-name="P1"/>
      <text:p text:style-name="P1">Added <text:span text:style-name="T3">a date and time </text:span>scheduler to most tabs (File <text:span text:style-name="T2">tab</text:span>, FileS <text:span text:style-name="T2">tab</text:span>, Copy <text:span text:style-name="T2">tab,</text:span> Compare <text:span text:style-name="T2">Two Files tab, Compare Directories <text:s/>tab and</text:span> <text:span text:style-name="T2">Disks tab</text:span>), meaning the user can set a date and time in the future to start the hashing process <text:span text:style-name="T2">relating to these tabs</text:span>. For example, say the user is copying a large file to a certain location that won't finish copying for a few hours; perhaps after the user has left the office or gone to bed it will finish, but he wants to have the file hashed for the next day. With QuickHash v2.8.3, the user can set a date &amp; time in the future (to <text:span text:style-name="T2">a level of </text:span>hours and minutes precision, not seconds), to start a few hours ahead of time allowing the file to <text:span text:style-name="T2">finish </text:span>copy<text:span text:style-name="T2">ing</text:span> first. QuickHash will start hashing <text:span text:style-name="T2">the file </text:span>at that time. <text:span text:style-name="T2">This functionality has resulted in the addition of </text:span>the package 'DateTimePicker' (<text:a xlink:type="simple" xlink:href="http://wiki.lazarus.freepascal.org/ZVDateTimeControls_Package" text:style-name="Internet_20_link" text:visited-style-name="Visited_20_Internet_20_Link">http://wiki.lazarus.freepascal.org/ZVDateTimeControls_Package</text:a>) <text:span text:style-name="T2">and so any developers will need to compile and then “Add to project” the package in Lazarus. </text:span>(see section 1 of README.txt).</text:p>
      <text:p text:style-name="P1"/>
      <text:p text:style-name="P3">In the “Copy” tab, a grid display is shown on completion and that has been improved such that if the user right clicks it, he is shown the<text:span text:style-name="T1"> options to copy the selected row, all rows, a range of rows, or save the display grid to a </text:span>TSV <text:span text:style-name="T1">file. </text:span>This is useful if the user unticks the “Save results to CSV” tick box, or if he accidentally clicks cancel when he is prompted to save that file (so when he has left “Save results to CSV” tick box ticked!). </text:p>
      <text:p text:style-name="P3"/>
      <text:p text:style-name="P1">In the “Compare Directories” tab, if the user chooses to tabulate the results, upon completion of the comparison, if the user single left mouse clicks in either grid, the corresponding row entry in the other grid will be selected, assuming both directories actually match. If they do not match, the user will be taken to the corresponding grid row count, but this is unlikely to contain the same filename data of course. </text:p>
      <text:p text:style-name="P1"/>
      <text:p text:style-name="P6">Progress bar added to “File” tab, for better progress feedback</text:p>
      <text:p text:style-name="P6"/>
      <text:p text:style-name="P6">“Expected hash value” field behaviour in “File” tab improved such that it only checks if the value pasted or typed into it is itself a valid hash value length for MD5 (32), SHA-1 (40) etc. And it is triggered not by a key press but by a changing value. And it will also apply if the user switches the hash algorithm to recompute a new hash as he may perhaps have chosen the wrong to start with. <text:s/></text:p>
      <text:p text:style-name="P1"/>
      <text:p text:style-name="P1">Minor tweak to README.txt to properly refer to the HashLib4Pascal library</text:p>
      <text:p text:style-name="P1"><text:soft-page-break/></text:p>
      <text:p text:style-name="P1">A line was added in 2.8.2 to free resources used by the check for duplicate files, but it was realised that this causes an error if a check for duplicates was not selected by the user, as there was no resource allocated to then free. That was fixed. </text:p>
      <text:p text:style-name="P1"/>
      <text:p text:style-name="P1">Minor alignment fix to the labels at the top right of the “FileS” tab to better enable the values to be seen. </text:p>
      <text:p text:style-name="P1"/>
      <text:p text:style-name="P2">The “Time Taken” value in “FileS” tab was showing incorrectly as “a time”, for example, 12 seconds was being displayed as “12:00”. Fixed using FormatDateTime and now shows as HH:MM:SS</text:p>
      <text:p text:style-name="P1"/>
      <text:p text:style-name="P1">Minor alignment adjustment to progress window at the bottom of “FileS” tab reduce chances of it being overlayed by the display grid. </text:p>
      <text:p text:style-name="P1"/>
      <text:p text:style-name="P1">Some unused variables removed. </text:p>
      <text:p text:style-name="P1"/>
      <text:p text:style-name="P1">v2.8.2 </text:p>
      <text:p text:style-name="P1"/>
      <text:p text:style-name="P1">If the user clicks an alternative hash algorithm from the default (of currently SHA-1), the same selection will be applied to all the other tabs automatically. This is as a result of several requests to ensure that once the user chooses, say SHA256, that the selection remains as that selection throughout their session, even if they jump to other tabs. </text:p>
      <text:p text:style-name="P1"/>
      <text:p text:style-name="P1">In the copy tab, there was a minor fault with multiple selection of source directories and some memory leaks due to unfreed lists. It should work better now, so the user can select FolderA and FolderB in source (as selected in the left pane) and have them both hashed, copied and re-hashed in a single new destination folder (as selected in right pane). </text:p>
      <text:p text:style-name="P1"/>
      <text:p text:style-name="P1">Main menu added, comprising the ability to choose files and a folder (for now), and an About page to enable more information about the program to be visible. This includes information such as information about how to donate to the project financially, the homepage URL, author details, license info etc. </text:p>
      <text:p text:style-name="P1"/>
      <text:p text:style-name="P1">Fixed minor memory leaks, trying to ensure resources are freed more robustly. </text:p>
      <text:p text:style-name="P1"/>
      <text:p text:style-name="P1">Removed some more redundant code relating to units used when DCPCrypt was still part of the project, namely the assembly coded versions of MD5 and SHA1, which are no longer needed (which is a bit sad, as they were very impressive!). </text:p>
      <text:p text:style-name="P1"/>
      <text:p text:style-name="P1">v2.8.1</text:p>
      <text:p text:style-name="P1"/>
      <text:p text:style-name="P1">All version of QuickHash prior (1.0 to v2.8.0) had problems accessing files that were opened by certain programs (not all programs) due to the way some programs share open files, and the way many refuse access to open files by other programs. For data hashing, ideally, open files should be closed. But in some cases this may not be possible and the inability to use QuickHash on such files was frustrating some users. So with this release, the file handle initiation has been altered to allow access to open files, on the understanding that the hash that the user gets may not be the same once that open file is closed later. </text:p>
      <text:p text:style-name="P1"/>
      <text:p text:style-name="P1"><text:soft-page-break/>The File tab now has the ended at date and time, instead of just the time, for instances where the end date may be the following day (e.g. started at 01/01/17 13:50 and ended at 02/01/17 00:10). Also neatened the alignment and ensured date formats were consistently presented as dd/mm/yyyy, instead of dd/mm/yy in one place and dd/mm/yyyy in another. Applied same presentation to drag and dropped files. </text:p>
      <text:p text:style-name="P1"/>
      <text:p text:style-name="P1">The File tab now has a bytes read countdown in the status bar of that tab, similar to the other tabs that have progress bars. This ensures that when a user is hashing a large file that takes more than a few seconds, he has some feedback as to what progress has been made, rather than the common belief that the program has just hanged. </text:p>
      <text:p text:style-name="P1"><text:s/></text:p>
      <text:p text:style-name="P1">Fixed the -1 return count for files successfully copied in the Copy tab, as per issue raised http://quickhash-gui.org/bugs/copy-tab-summary-form-show-1-file-count/ </text:p>
      <text:p text:style-name="P1"/>
      <text:p text:style-name="P1">In the Copy tab, the currently selected path of the chosen Source directory and the currently selected path of the chosen Destination Directory will be visible by default now, unless the user ticks UNC Mode?, in which case they switch over to allow direct UNC network path input. As per user request http://quickhash-gui.org/bugs/location-bar-for-copy-tab/ </text:p>
      <text:p text:style-name="P1"/>
      <text:p text:style-name="P1">Some clearer hints added to the Copy tab and the percentage complete indicator aligned with status bar. </text:p>
      <text:p text:style-name="P1"/>
      <text:p text:style-name="P1">The mouseover hint in the 'Text' tab for the button 'TEXT Line-by-Line' was not showing. Now it does. </text:p>
      <text:p text:style-name="P1"/>
      <text:p text:style-name="P1">In the Compare Two Files tab, the user can now use either the buttons to select their files, or they can paste the path directly into a path field. These fields are anchored to the right so maximising QuickHash makes them wider. Hint added to explain this. </text:p>
      <text:p text:style-name="P1"/>
      <text:p text:style-name="P1">In the Compare Two Files tab, the user can single-click the resulting hash value and it will be copied to the clipboard, allowing the user to paste into whatever tool they wish (Notepad etc). The chosen hash algorithm will be prefixed to the value. Hint added to explain this. </text:p>
      <text:p text:style-name="P1"/>
      <text:p text:style-name="P1">In the Compare Files tab, if the result is a match, it will say so in black (as it always has done) or it will be displayed in red if it is a mis-match, to ensure the user notices it more easily. <text:s/></text:p>
      <text:p text:style-name="P1"/>
      <text:p text:style-name="P1">Many redundant variables removed that have been left in over time that were no longer needed. </text:p>
      <text:p text:style-name="P1"/>
      <text:p text:style-name="P1">Added a Donate Now label to the main interface, to try and encourage users to make small donations that can, in turn, help with the hosting costs of the website at AWS. </text:p>
      <text:p text:style-name="P1"/>
      <text:p text:style-name="P1">v2.8.0 Feb 2017</text:p>
      <text:p text:style-name="P1"/>
      <text:p text:style-name="P1">Major change the the hash library. All version of QuickHash prior to and including v2.7.0 used DCPCrypt, which is a fairly old library and had to be adjusted to hash large files over 4Gb due to a 32-bit limitation. In addition, for SHA-256 and SHA-512, it was not enormously fast, though it was fast enough. With v2.8.0, HashLib4Pascal (http://wiki.freepascal.org/HashLib4Pascal and https://github.com/Xor-el/HashLib4Pascal) <text:soft-page-break/>has been incorporated instead. There is not only a huge code readability improvement but a slight speed increase as well for all four of the major algorithms used by QuickHash. In addition, it will now make the addition of other other hash algorithms easier for the devlopers, because the library has a large choice to choose from. Enormous credit, appreciation and thanks to Ugochukwu Mmaduekwe Stanley, aka Xor-el, for the library (https://github.com/Xor-el) which is licensed under MIT. </text:p>
      <text:p text:style-name="P1"/>
      <text:p text:style-name="P1">SHA256, SHA-1 &amp; SHA256 concurrently and SHA512 hash algorithms added to the disk hashing module. </text:p>
      <text:p text:style-name="P1"/>
      <text:p text:style-name="P1">xxHash64 added to all areas of QuickHash  text, files and disks. XxHash was a hash library that I wanted to include a couple of years ago but never got round to. But a Freepascal form of it is also part of the HashLib4Pascal library, so implementing it was as easy as for the other algorithms. It is true what they say about how fast it is  it really is crazy fast! </text:p>
      <text:p text:style-name="P1"/>
      <text:p text:style-name="P1">New save dialog added to disk hashing module (prompted by default by the enabled Created and save a log file checkbox) to enable the user to save all the results of the hashing process as a text file in a location of their choosing. Or they can disable the option. </text:p>
      <text:p text:style-name="P1"/>
      <text:p text:style-name="P1">New date and time values added to File tab so the user can report on the time the process started and ended and the elapsed time as per feature request http://quickhash-gui.org/bugs/add-date-and-document-output/ . Useful for benchmarking and so on. </text:p>
      <text:p text:style-name="P1"/>
      <text:p text:style-name="P1">Also fixed the fact that the Elapsed time for the File tab did not refresh if the user changed the hash algorithm using the radio box. It only refreshed if the user chose a new file using the button. That was fixed so that regardless of how the user adds the file or what hash algorithm is chosen, the timers are reset. </text:p>
      <text:p text:style-name="P1"/>
      <text:p text:style-name="P1">Horizontal scroll bar added to the hash value field in 'Text' tab, to allow the whole hash to be read more easily. </text:p>
      <text:p text:style-name="P1"/>
      <text:p text:style-name="P1">Improved anchoring of several visual elements meaning text labels were not cut off or made less visible and looked better when maximising the GUI. Thanks to Dareal Shinji for his help with that. See https://github.com/tedsmith/quickhash/issues/11 </text:p>
      <text:p text:style-name="P1"/>
      <text:p text:style-name="P1">New debian package added for experimentation  see https://github.com/tedsmith/quickhash/issues/2 <text:s text:c="2"/></text:p>
      <text:p text:style-name="P1"/>
      <text:p text:style-name="P1">The settings file that was implemented in v2.7.0 caused some problems for Linux and OSX users. That was fixed by adjusting to a generic filename based on the name of the application. See https://github.com/tedsmith/quickhash/issues/6 </text:p>
      <text:p text:style-name="P1"/>
      <text:p text:style-name="P1">The progress bars didn't automatically reset to zero when the same tabbed interface was used multiple times without restarting QuickHash. Now, for each tab where a progress is found, when the user clicks Start, or equivalent thereof, the progress bar will reset. </text:p>
      <text:p text:style-name="P1"/>
      <text:p text:style-name="P1">Fixed an issue in the disk hashing module; after hashing a volume or disk, if the user selects a different hash algorithm and then clicks the start button again, 65K of data was read and hashed and then the program then just reports that no more data can be read. This was caused by the tripping of a boolean flag to true when the progress form was <text:soft-page-break/>closed, thus, the repeat loop when executed again stopped at the until line because the abort condition was true. This was fixed. So now users can keep hashing the disk with various algorithms without restarting Quickhash.</text:p>
      <text:p text:style-name="P1"/>
      <text:p text:style-name="P1">New start date and time, end date and time and time taken labels added to the disk hashing module. This information is also saved to the log file by default. </text:p>
      <text:p text:style-name="P1"/>
      <text:p text:style-name="P1">Stop button added to disk hashing module to allow the user to easily abort if needed. </text:p>
      <text:p text:style-name="P1"/>
      <text:p text:style-name="P1">V2.7.0 Dec 2016</text:p>
      <text:p text:style-name="P1"/>
      <text:p text:style-name="P1">The Compare Directories now has a checkbox titled Tabulate only encountered errors instead of all files (faster)? to ask the user whether he wishes to tabulate only errors (hash mismatches or file count differences) rather than tabulating the entire folder selection of FolderA and FolderB. By not tabulating everything and instead only the few files that are different, lots of time is saved, making the program MUCH faster with large data volumes, and it is unnecessary to tabulate and log the comparisons of both folders if they are both the same anyway. If, in fact, the user wants a log of all the files and hashes of two given folders, he should use the FileS tab instead for this purpose (and as has always been the case). The save buttons are now disabled if no errors are detected, and enabled if there are errors. Unless the user unticks the Tabulate only encountered errors instead of all files (faster)? option, in which case everything is tabulated whether there are errors or not. Note, however, that with the option disabled, and if errors are encountered, there is likely to be two entries for a file with an error. One entry relating to it's file listing and mere existence, and then another entry relating to either its hash mismatch or absence from the other directory. <text:s/>For example, if MyFolderA\FileA.doc in in DirA, whereas in DirB it has a different hash, the user is likely to see:</text:p>
      <text:p text:style-name="P1">1) an entry in GridA for for FileA.doc, and </text:p>
      <text:p text:style-name="P1">2) an entry in DridB for FileA.doc, and then </text:p>
      <text:p text:style-name="P1">3) a third entry in GridB relating to the hash mis-match, which does not match what it found for the hash value of FileA.doc in GridA. </text:p>
      <text:p text:style-name="P1">Either way, the user can spot the mis-matched files by sorting the column. This will put the mis-matched entries to the top, or the bottom, together. </text:p>
      <text:p text:style-name="P1"/>
      <text:p text:style-name="P1">The Compare Directories tab displayed the filename value in the hash column and the hash value in the filename column! That was fixed. </text:p>
      <text:p text:style-name="P1"/>
      <text:p text:style-name="P1">Diskmodule (for hashing of physical disks) massively improved and based on my sister project YAFFI. Now the interface is much improved and easier to use. Included is the ability to query disk attributes by right clicking and choosing View Technical Data. </text:p>
      <text:p text:style-name="P1"/>
      <text:p text:style-name="P1">Uses clause for Disk Module implements a compiler directive to avoid the need to adjust comma positions when compiling on platforms that do not support the disk module, i.e. Linux and Apple Mac. </text:p>
      <text:p text:style-name="P1"/>
      <text:p text:style-name="P1">DiskModule unit updated for use with Freepascal 3.0. Before, any coders wanting to compile Quickhash would have struggled if using FPC 3.0 due to the changes in FwbemObject and specifically the call : <text:s/></text:p>
      <text:p text:style-name="P1"/>
      <text:p text:style-name="P1">&gt; while oEnum.Next(1, FWbemObject, nil) = 0 do </text:p>
      <text:p text:style-name="P1"/>
      <text:p text:style-name="P1">which needed to be changed. See comments in source code. </text:p>
      <text:p text:style-name="P1"><text:soft-page-break/></text:p>
      <text:p text:style-name="P1">Program is now set to launch in centre of the main screen as defined by windows instead of desktop centre as with earlier versions. This means that in the case of multi screen systems, quickhash will not be split down the middle with half on one screen, half on the other. It will launch in the centre of whichever screen is the main one. </text:p>
      <text:p text:style-name="P1"/>
      <text:p text:style-name="P1"/>
      <text:p text:style-name="P1">Changed website URL to the new website of http://quickhash-gui.org </text:p>
      <text:p text:style-name="P1"/>
      <text:p text:style-name="P1">Moved default copyright and title caption to alongside the website URL. It had been hidden, in error, by a form adjustment in previous versions. </text:p>
      <text:p text:style-name="P1"/>
      <text:p text:style-name="P1">V2.6.9.2</text:p>
      <text:p text:style-name="P1"/>
      <text:p text:style-name="P1">Minor improvements</text:p>
      <text:p text:style-name="P1"/>
      <text:p text:style-name="P1">V2.6.9.1  August 2016</text:p>
      <text:p text:style-name="P1"/>
      <text:p text:style-name="P1">Fixed a drag n drop error that occurred even when there was no error with dragging and dropping  it was introduced in error with v2.6.9</text:p>
      <text:p text:style-name="P1"/>
      <text:p text:style-name="P1">Converted all file saves in the 'Compare Directories' tab to a streamed creation and save to avoid QuickHash running out of memory during large folder comparisons. Known issue : a strange insertion of data above the top table in HTML mode. </text:p>
      <text:p text:style-name="P1"/>
      <text:p text:style-name="P1">V2.6.9  July 2016</text:p>
      <text:p text:style-name="P1"/>
      <text:p text:style-name="P1">The UNC and long path name fixes still had not entirely worked as hoped when tested on big data sets. Further fixes implemented to ensure the filename and path to an existing file in a very long path is detected, and likewise re-created when copied. </text:p>
      <text:p text:style-name="P1"/>
      <text:p text:style-name="P1">Improvements made to the way QH reports errors. Errors are generally quite rare except when dealing with very large volumes of network data in a dynamic environment. Prior to v2.6.9, a message window would appear which was not very useful if there were over a few dozen errors because the list was too big for the screen and the automatic saving of that data seemed to go wrong and generate save errors. That was fixed to a simple warning that errors were found and the user is now prompted to save a text file in a place of their choosing. <text:s/></text:p>
      <text:p text:style-name="P1"/>
      <text:p text:style-name="P1">If QuickHash fails to initiate a handle to a file at the time of hashing, not only will the user be told that there was an error initiating a handle (as it did before) but it will now tell you which file is causing the problem. </text:p>
      <text:p text:style-name="P1"/>
      <text:p text:style-name="P1">If the user pastes the path of a mounted drive as a UNC path (e.g. M:\MyServer\MyDataShare\MyFolder) as either source or destination, the user will now be told to fix it to a true UNC path rather than simply crashing out! <text:s/></text:p>
      <text:p text:style-name="P1"/>
      <text:p text:style-name="P1">Status bar in the bottom of the Copy tab (the part that shows the user what file is currently being hashed) was being truncated if the path length was particularly long, and was still truncated even if maximised to the full screen size on a 40 monitor! That has been improved. </text:p>
      <text:p text:style-name="P1"/>
      <text:p text:style-name="P1"><text:soft-page-break/></text:p>
      <text:p text:style-name="P1">V2.6.8  June 2016</text:p>
      <text:p text:style-name="P1"/>
      <text:p text:style-name="P1">In the 'Copy' tab, users can now select multiple source folders so that multiple folder content can be hashed, copied to a single destination folder, and then hashed again. Note that an experimental limit exists  if the list of files in memory exceeds 2Gb, Quickhash will likely crash. Please report such instances. If they are too many, I will implement another technique. </text:p>
      <text:p text:style-name="P1"/>
      <text:p text:style-name="P1">In the copy tab, a bug was fixed for UNC paths when long path names were encountered. Seemingly my earlier efforts to correct this issue had not worked. Now, as of v2.6.8, long paths should not be a problem with UNC mode in the 'Copy' tab for either source or destination locations. </text:p>
      <text:p text:style-name="P1"/>
      <text:p text:style-name="P1">For Linux users, made the UNC path fields visible, allbeit disabled, just to illustrate more clearly to the suer the full path currently selected in the treeview. </text:p>
      <text:p text:style-name="P1"/>
      <text:p text:style-name="P1">For MD5 and SHA-1 hashes, if the handle to the file fails, a more meaningful error should be displayed rather than a standard error message that didn't tell the user or the developer much as to why the handle failed. <text:s/></text:p>
      <text:p text:style-name="P1"/>
      <text:p text:style-name="P1">The 'Stop' button in the 'Copy' tab didn't work at all I noticed! Now it does (it will abort after the file that was being copied at the time of the button press was conducted has been copied, before the next file copy starts). </text:p>
      <text:p text:style-name="P1"/>
      <text:p text:style-name="P1">The status bar at the bottom of the 'Copy' tab now alerts the user that files are being counted after the user presses 'Go', rather than displaying nothing. </text:p>
      <text:p text:style-name="P1"/>
      <text:p text:style-name="P1">More of the lists used in memory are Unicode enabled which may reduce crashes. <text:tab/></text:p>
      <text:p text:style-name="P1"/>
      <text:p text:style-name="P1"/>
      <text:p text:style-name="P1">V2.6.7 Mar 2016</text:p>
      <text:p text:style-name="P1"/>
      <text:p text:style-name="P1">The 'Expected Hash' comparison didn't kick in when the user drag and dropped a file into the 'File' tab in that QuickHash wouldn't report to the user whether the computed hash matched what he was expecting though obviously the user could still look by eye at the computed hash but nevertheless, it needed to be fixed. Ticket number 21 refers (https://sourceforge.net/p/quickhash/tickets/21/).</text:p>
      <text:p text:style-name="P1"/>
      <text:p text:style-name="P1">Added a toggle for text line-by-line hashing. Users asked if it would be possible to give them a choice when outputting the results of either including the original source text with the computed hashes or excluding it resulting in a just a list of hashes. So now there is an option that toggles between 'Source text INcluded in output' or 'Source text EXcluded in output'. It, along with the two line-by-line text buttons have been put in their own group box within the 'Text' tab. Non-ASCII\ANSI characters accepted allowing for Western, Eastern and Asian language encoding. Ticket number 22 refers (https://sourceforge.net/p/quickhash/feature-requests/22/)</text:p>
      <text:p text:style-name="P1"/>
      <text:p text:style-name="P1">Some other minor improvements. <text:s/></text:p>
      <text:p text:style-name="P1"/>
      <text:p text:style-name="P1">V2.6.6-b  Mar 2016</text:p>
      <text:p text:style-name="P1"/>
      <text:p text:style-name="P1"><text:soft-page-break/>Windows Only : Removed one element from the RAM box because it was reporting incorrect amount of free RAM and it wasn't really that necessary anyway.</text:p>
      <text:p text:style-name="P1"/>
      <text:p text:style-name="P1">V2.6.6 - Jan 2016</text:p>
      <text:p text:style-name="P1"/>
      <text:p text:style-name="P1">Added the ability to hash the content of a text file line-by-line (an expansion of the ability to hash pasted text line by line). This means the user can select a file full of a list of names or e-mails addresses or whatever, and each line will be hashed seperately. Carriage return line feeds and nulled space should be trimmed from the end of each line. </text:p>
      <text:p text:style-name="P1"/>
      <text:p text:style-name="P1">Added a RAM status field (Windows only) that updates itself every few seconds with the RAM status of the computer. Useful if particular large data sets are being dealt with. </text:p>
      <text:p text:style-name="P1"/>
      <text:p text:style-name="P1">Ever since 2011, Quickhash has only been shipped as a 32-bit version for Windows, in the knowledge that all the internal 64-bit requirements are dealt with and the fact that QH doesn't need the extra RAM and so on provided by 64-bit systems. However, a bug was reported (#17 - http://sourceforge.net/p/quickhash/tickets/17/) that highlighted an issue with 32-bit versions of QH running on 64-bit Windows with regard to the content of the Windows\System32 folder. The files in here are presented differently to 32-bit programs than 64-bit ones using the SysWoW64 system. </text:p>
      <text:p text:style-name="P1"/>
      <text:p text:style-name="P1">"The operating system uses the %SystemRoot%\system32 directory for its 64-bit library and executable files. This is done for backward compatibility reasons, as many legacy applications are hardcoded to use that path. When executing 32-bit applications (like Quickhash, which doesn't need to be 64-bit), WoW64 transparently redirects 32-bit DLLs to %SystemRoot%\SysWoW64, which contains 32-bit libraries and executables. 32-bit applications are generally not aware that they are running on a 64-bit operating system. 32-bit applications can access %SystemRoot%\System32 through the pseudo directory %SystemRoot%\sysnative."</text:p>
      <text:p text:style-name="P1">https://en.wikipedia.org/wiki/WoW64 </text:p>
      <text:p text:style-name="P1"/>
      <text:p text:style-name="P1">This means, essentially, that the 32-bit mode of QH, when run on 64-bit systems, is presented with different data to what it is expecting by the filename natively. The users affected by this are minimal (perhaps none except the user who reported it) because it only impacts upon files in that specific folder. Other folders are not affected. Nevertheless, to resolve this, as of v2.6.6, a dedicated 32-bit and 64-bit executable are now provided for Windows. Users are encouraged to use the appropriate executable for their system, but in 99% of cases the 32-bit one should work fine in 32-bit emulated mode, unless the content of C:\Windows\System32 is to be examined. <text:s/></text:p>
      <text:p text:style-name="P1"/>
      <text:p text:style-name="P1">V2.6.5  Dec 2015</text:p>
      <text:p text:style-name="P1"/>
      <text:p text:style-name="P1">At user request, the "Text" tab now allows line-by-line hashing of each line. The results are saved to a comma separated text file that can be opened in a text file editor or spreadsheet software.</text:p>
      <text:p text:style-name="P1"/>
      <text:p text:style-name="P1">For example, Google Adwords requires SHA256 lowercase hashes of customer e-mail addresses. So with QuickHash, you can easily paste your list of addresses into the text field, click the "Hash Line-By-Line" button and the output is saved as CSV output for you, ready for use with Google Adwords or any similar product line (https://support.google.com/adwords/answer/6276125?hl=en-GB). Tested with data sets of <text:soft-page-break/>the low tens of thousands. Would be interested to hear how it copes with larger volumes of data. </text:p>
      <text:p text:style-name="P1"/>
      <text:p text:style-name="P1">V2.6.4-a Dec 2015 Bug #16 (https://sourceforge.net/p/quickhash/tickets/16/) highlighted an issues with the Don't rebuild path' option of the Copy tab wherein the copy failed. This was tracked back to v2.6.3 when the new treeview feature was added, replacing the former button path selection functionality. The bug was caused as a result to a path parameter that no longer existed. That was fixed. </text:p>
      <text:p text:style-name="P1"/>
      <text:p text:style-name="P1">V2.6.4 Nov 2015</text:p>
      <text:p text:style-name="P1"/>
      <text:p text:style-name="P1">QuickHash can now READ and WRITE from and to folders that exceed the MAX_PATH limit of MS Windows, which is 260 characters. A limit of 32K is now adhered to with QuickHash 2.6.4, meaning files may be found on filesystems that were put there by software that is able to bypass the MAX_PATH limit even if regular software like Windows Explorer is unaware of their existence. </text:p>
      <text:p text:style-name="P1"/>
      <text:p text:style-name="P1">UNC Mode added to the Copy tab, specifically to enable the user to operate in pure UNC mode but with the new 32K path length limits. Useful for comparing data on multiple network nodes that may not be mapped as a drive letter. Windows only feature (not needed for Linux and Apple Mac). </text:p>
      <text:p text:style-name="P1"/>
      <text:p text:style-name="P1">The tree view in the copy tab are now sorted alphabetically. </text:p>
      <text:p text:style-name="P1"/>
      <text:p text:style-name="P1">The Choose file types option that has existed in the Copy tab for a while has now been added to the Files tab by user request. Meaning the user can now recursively hash a folder and sub-folder of files but choose which files to include and which to include. Extension basis only and not file type signature analysis. </text:p>
      <text:p text:style-name="P1"/>
      <text:p text:style-name="P1">Further GUI anchoring improvements, to make the program display elements better when maximised, with less overlapping hopefully. </text:p>
      <text:p text:style-name="P1"/>
      <text:p text:style-name="P1">Some historic error messages updated and improved, and made more OS specific. <text:s/></text:p>
      <text:p text:style-name="P1"/>
      <text:p text:style-name="P1">User manual updated and revised for v2.6.4</text:p>
      <text:p text:style-name="P1"/>
      <text:p text:style-name="P1">Some other minor improvements</text:p>
      <text:p text:style-name="P1"/>
      <text:p text:style-name="P1">V2.6.3  Sept 2015</text:p>
      <text:p text:style-name="P1"/>
      <text:p text:style-name="P1">NEW: Replaced two buttons with two treeview panes in the 'Copy' tab. Left pane is for the user to choose where to copy files FROM. Right pane is for the user to choose where to copy files TO. On appropriate selection, the user needs just press 'Go' and on completion a new form shows the results. </text:p>
      <text:p text:style-name="P1"/>
      <text:p text:style-name="P1">FIX: In the 'Compare Directories' tab, the save button will now also save the hash comparison result to the log file, i.e. did the comparison match or not? And how many files were counted in grids A and B (feature request #20 http://sourceforge.net/p/quickhash/feature-requests/20/). </text:p>
      <text:p text:style-name="P1"/>
      <text:p text:style-name="P1"><text:soft-page-break/>FIX: In the 'Compare Directories' tab, the file counts of the grids and difference counts were overlapping with the labels when high file counts were examined (tens of thousands upwards). Fixed by anchoring the elements. </text:p>
      <text:p text:style-name="P1"/>
      <text:p text:style-name="P1"/>
      <text:p text:style-name="P1">V2.6.2.b  August 2015  Linux only</text:p>
      <text:p text:style-name="P1"/>
      <text:p text:style-name="P1">The exclusion of files that were zero bytes (functionality that was introduced in v2.1 back in 2013) meant that block devices in Linux, like /dev/sda or /dev/sda1, were simply ignored if selected by the user and not hashed. A new compiler directive added to ensure that if the file is reported as zero byte that a secondary check is then done to see if its a block device in Linux. If so, it will be hashed providing QuickHash is ran as root or sudo. <text:s/></text:p>
      <text:p text:style-name="P1"/>
      <text:p text:style-name="P1">V2.6.2  August 2015</text:p>
      <text:p text:style-name="P1"/>
      <text:p text:style-name="P1">As per feature request #15, and in part request #7, added an 'Expected Hash Value' field to Text and File tabs to enable the user to paste an already computed hash value (perhaps from another tool, e-mail, webpage) into QuickHash. If the field contains anything other than three dots, once the data hash is generated in QuickHash, it will compare it against the expected hash in this field and report match or mis-match. </text:p>
      <text:p text:style-name="P1"/>
      <text:p text:style-name="P1">Corrected the fact that that the values for Total Files in Dir A and Dir B in the comparison of two directories, were the wrong way round. </text:p>
      <text:p text:style-name="P1"/>
      <text:p text:style-name="P1">Updated copyright date range in the form captions for both the disk hashing module and QuickHash itself</text:p>
      <text:p text:style-name="P1"/>
      <text:p text:style-name="P1">Minor GUI improvements like anchoring.</text:p>
      <text:p text:style-name="P1"/>
      <text:p text:style-name="P1">User manual updated </text:p>
      <text:p text:style-name="P1"/>
      <text:p text:style-name="P1">V2.6.1  31/03/15</text:p>
      <text:p text:style-name="P1"/>
      <text:p text:style-name="P1">Added two buttons for copying the grid content of Compare Directories to the clipboard, to enable the user to simply paste the results of one or both grids to another tool like Excel, Notepad etc. See ticket ref #9 (https://sourceforge.net/p/quickhash/feature-requests/8/)</text:p>
      <text:p text:style-name="P1"/>
      <text:p text:style-name="P1">Added a Save to Files button in the same tab to allow the content of grids A and B to be saved as two seperate CSV files (one for each grid) and a single combined HTML file (with the content of table A displayed in one table, the content of table B displayed in the other). </text:p>
      <text:p text:style-name="P1"/>
      <text:p text:style-name="P1">Throughout all of Quickhash, a line is automatically inserted into both CSV and HTML output stating the name and version of QuickHash used and the date the log file was generated. See ticket ref 7 (https://sourceforge.net/p/quickhash/feature-requests/7/) </text:p>
      <text:p text:style-name="P1"/>
      <text:p text:style-name="P1">Fixed the truncation of Total Files in DirA and Total Files in DirB in Compare Directories tab, where counts more than 99 (i.e. 100+) were being truncated. So 150 files was being written as 15. Note this only affected the user display  not the log or display grid. </text:p>
      <text:p text:style-name="P1"/>
      <text:p text:style-name="P1"><text:soft-page-break/>Ensured that if the user re-runs a comparison of two directories using the Compare Directories tab, any values from the previous comparisons are cleared, such as the values in the display grids, the time ended, the hash match status, etc. Prior to 2.6.1, once a scan had been conducted, the display was not updated until the second scan had finished, as opposed to clearing it at the start of the subsequent scan. </text:p>
      <text:p text:style-name="P1"/>
      <text:p text:style-name="P1">Added a clickable link to the QuickHash projects homepage at sourceforge. </text:p>
      <text:p text:style-name="P1"/>
      <text:p text:style-name="P1">V2.6.0</text:p>
      <text:p text:style-name="P1"/>
      <text:p text:style-name="P1">New tab added titled 'Compare Two Files' to allow the user to check if two files in two different places (folders) are identical, or not, without having to hash all the other files in those respective folders. For example, C:\Data\FileA.doc and C:\BackupFiles\FileA.doc</text:p>
      <text:p text:style-name="P1"/>
      <text:p text:style-name="P1">Fixed column mis-alignment for HTML output of the FileS tab; the mis-alignment was caused by the seperation of file name and file path into two different columns in v2.5.2. where the seperation in the grid was not carried forward to the HTML output. <text:s/></text:p>
      <text:p text:style-name="P1"/>
      <text:p text:style-name="P1">Added the ability to delete duplicate files where found, if the user chooses to detect duplicate files only. </text:p>
      <text:p text:style-name="P1"/>
      <text:p text:style-name="P1">Further hints corrected in 'Copy' tab. </text:p>
      <text:p text:style-name="P1"/>
      <text:p text:style-name="P1">Manual updated to incorporate changes brought in versions 2.5.3 and 2.6.0</text:p>
      <text:p text:style-name="P1"/>
      <text:p text:style-name="P1">v2.5.3</text:p>
      <text:p text:style-name="P1"/>
      <text:p text:style-name="P1">Further features to try and help users who have a small screen or have set a very low screen resolution. QuickHash will now detect the users screen settings, and, if they are smaller than the default size of QuickHash, QuickHash will be scaled down at the top and the left to that resolution high and wide, less 50 pixels, to be on the safe side. That will, at least, enable such users to get some, if not all, of the functionality from QuickHash and enable them to move it around the screen etc. Wher as before, QuickHash would load bigger than the users screen (if they used a small resolution) preventing therm from being able to drag it and resize it. </text:p>
      <text:p text:style-name="P1"/>
      <text:p text:style-name="P1">Added the ability to move data to very long folders where the total length of the reconstructed folder might exceeded the maximum allowed length of a folder (as dictated by Microsoft Windows, not NTFS) of 260 characters. Not that it only allows the copying of files TO a folder with a length &gt; 260. If the source folder is itself longer than that, the files in those longer folders will not be found yet (will add the ability to do so in later versions). </text:p>
      <text:p text:style-name="P1"/>
      <text:p text:style-name="P1">Several hints on various buttons and labels corrected to show informative instruction.</text:p>
      <text:p text:style-name="P1"/>
      <text:p text:style-name="P1">The file type mask told users to separate extensions with a space, when no space is needed. In fact, adding a space might case file types not to be found. <text:s text:c="2"/></text:p>
      <text:p text:style-name="P1"/>
      <text:p text:style-name="P1">The Disks tab was made accessible in the Linux version, but the button disabled and a descriptor to users to just use the File tab instead, because users were confused thinking they could use the tab on the Linux platform but they were unsure why it was greyed out. </text:p>
      <text:p text:style-name="P1"/>
      <text:p text:style-name="P1"><text:soft-page-break/>When hashing individual files in the File tab, if the user single clicked a file, but then clicked 'Cancel', the file was still being passed to the hashing procedures. That was fixed so that if the user cancels, the file is not hashed. </text:p>
      <text:p text:style-name="P1"/>
      <text:p text:style-name="P1">v2.5.2 October 2014</text:p>
      <text:p text:style-name="P1"/>
      <text:p text:style-name="P1">For the Windows version only : Implemented a scheduler for disk hashing, allowing the user the ability to schedule a start time for their chosen disk. Useful, for example, if a disk is currently being used or examined with an estimated completion time of 2 hours which is after the examining user may have gone home and unable to start the disk hashing process. Now, the user can specify a start date and time that is two or 3 hours after the estimated end time of the other task, and QuickHash will then commence hashing automatically without the need for the user to start it. If no valid start time is entered, the program starts hashing as soon as the chosen disk is double clicked, as normal. </text:p>
      <text:p text:style-name="P1"/>
      <text:p text:style-name="P1">For all versions : At user request, added an additional column to FileS tab to seperate the path from the filename. So now the FileName column contains just the filename. And the new 'Path' column contains the files path. <text:s/></text:p>
      <text:p text:style-name="P1"/>
      <text:p text:style-name="P1">Added an option in Copy tab called Don't rebuild path?. If checked, the files in the source directory and all sub-directories will simply be dumped into the root of the destination directory without having the original path rebuilt. Any files with the same name will be appended with 'Filename.ext_DuplicatedFileNameX'. </text:p>
      <text:p text:style-name="P1"/>
      <text:p text:style-name="P1">Changed progress status labelling to look neater and more compact. </text:p>
      <text:p text:style-name="P1"/>
      <text:p text:style-name="P1"/>
      <text:p text:style-name="P1">v2.5.1 September 2014</text:p>
      <text:p text:style-name="P1"/>
      <text:p text:style-name="P1">The new dynamic text hashing worked fine - new hashes appeared as the user typed, but if the user then chose a different hash algorithm, without changing the text, users felt it would be better for the hash to update dynamically too. So that was applied.</text:p>
      <text:p text:style-name="P1"/>
      <text:p text:style-name="P1">When you clicked in the text area, it was always cleared automatically, for convenience. However, users felt it might be better to only clear the default standing text on entering the text field, rather than always clearing it. So now it only clears it if the default standing text is in the box. After that, it only clears the box if the user consciously clicks the "Clear Text Box" button. This allows the user to add text, then add some more text a few minutes later without losing what they had first.</text:p>
      <text:p text:style-name="P1"/>
      <text:p text:style-name="P1">Drag and drop functionality added for SINGLE FILES in the 'File' tab. So users can now simply drag their file onto QuickHash. Switching the hash algorithm choice in that same tab will dynamically update the hash, as seen with the new text hashing changes reported above. And it will switch the user to that tab, if they do a drag and drop from another tab. Support for folder based drag and drop will not be added. </text:p>
      <text:p text:style-name="P1"/>
      <text:p text:style-name="P1">Adjusted the 'Started at:' value in 'File' tab from just the time to date and time, to account for large files that may exceed 24 hours to hash. </text:p>
      <text:p text:style-name="P1"/>
      <text:p text:style-name="P1">All hash value strings assigned as ansistrings. Not strictly necessary as SHA512 as hex is 128 characters, but future algorithms may exceed that. </text:p>
      <text:p text:style-name="P1"/>
      <text:p text:style-name="P1"><text:soft-page-break/>Added an advisory to ensure users run QuickHash as administrator for hashing disks and that Windows 8 users might wish to consider other options due to a lack of testing on that rather unpredictable platform. In tests, unexpected read errors were reported on Windows 8. </text:p>
      <text:p text:style-name="P1"/>
      <text:p text:style-name="P1">v2.5.0 - September 2014</text:p>
      <text:p text:style-name="P1"/>
      <text:p text:style-name="P1">New tab added : 'Hash Compare Directories'. Choose one directory, then choose another directory, and QuickHash will compare one against the other based on </text:p>
      <text:p text:style-name="P1">the number of files and the hashes of all of those files. If both the file count and all the file hashes match, you can be sure that DirB is an exact copy of </text:p>
      <text:p text:style-name="P1">the files in DirA. This does not mean that the directory STRUCTURE is exactly the same - only that the files in those directories are the same.</text:p>
      <text:p text:style-name="P1"/>
      <text:p text:style-name="P1">Adjusted text hashing to dynamic output - as you type in the text field, the hash is recomputed. No need to press a button anymore.</text:p>
      <text:p text:style-name="P1"/>
      <text:p text:style-name="P1">The 'Text Hashing' tab, when given lots of data, is now better able to accomodate more data and compute correct hashes without overflow - many Kb is feasible up to a reasonable limit.</text:p>
      <text:p text:style-name="P1"/>
      <text:p text:style-name="P1">Created more meaningful mouseover hints to each tab, to help users understand what each does. Also renamed them for easier understanding. i.e. 'File' tab, for hashing files. 'FileS' for hashing multiple files. 'Disks' for hashing disks. And so on. </text:p>
      <text:p text:style-name="P1"/>
      <text:p text:style-name="P1">Assembly coded versions of MD5Transform and SHA1Transform incorporated into source code but NOT the program to allow for more testing. When implemented, tests show that they accelerates QuickHash to one of the fastest (maybe THE fastest?) hashing utility in the world. 1Gb file in 4-6 seconds, hardware permitting. However, portability and CPU architectures need to be better considered before release. </text:p>
      <text:p text:style-name="P1"/>
      <text:p text:style-name="P1">v2.4.2 - July 2014</text:p>
      <text:p text:style-name="P1"/>
      <text:p text:style-name="P1">Adjusted interface to make it better on small screens like notebook computers.</text:p>
      <text:p text:style-name="P1">Removed a message dialog that appeared when there was an error. Instead, QH will continue when an error is enountered but warn you at the end about the error, instead. <text:s/></text:p>
      <text:p text:style-name="P1"/>
      <text:p text:style-name="P1">v2.4.1 July 2014</text:p>
      <text:p text:style-name="P1"/>
      <text:p text:style-name="P1">Switched the SHA-1 file hashing functionality to the same transform function as used in the disk hashing module, for speed increases. Meaning QuickHash will compute the hashes of files around 40% faster than in any earlier version.</text:p>
      <text:p text:style-name="P1"/>
      <text:p text:style-name="P1">Customised versions of SHA1 library merged into one unit (called 'sha1customised') that incorporate both the fixes for Unicode file handling </text:p>
      <text:p text:style-name="P1">and the faster transform routines introduced in the disk hashing module, that are now needed for both disks and files. In v2.4.0, there were two seperate customised SHA1 units which made life confusing. </text:p>
      <text:p text:style-name="P1"/>
      <text:p text:style-name="P1">Entire process repeated for MD5, too. It too has it's own customised unit and seems to be around 3 times faster!! </text:p>
      <text:p text:style-name="P1"/>
      <text:p text:style-name="P1"><text:soft-page-break/>Start Times and End Times provided as a pair, making them more useful and where possible computing the time actually taken to do the task. </text:p>
      <text:p text:style-name="P1"/>
      <text:p text:style-name="P1">Fixed status bar - the status bar in 'File Hashing' was being populated by 'Hash, Copy, Hash' processes instead of just the 'File Hashing' progress tab. The status bar in 'Hash, Copy, Hash' was not being populated. That was fixed. </text:p>
      <text:p text:style-name="P1"/>
      <text:p text:style-name="P1">Redundant Unit1 code (applied to versions prior to v2.0) removed. </text:p>
      <text:p text:style-name="P1"/>
      <text:p text:style-name="P1">v2.4.0 July 2014</text:p>
      <text:p text:style-name="P1"/>
      <text:p text:style-name="P1">After several years of trying, the functionality to hash physical disks in Windows is now part of QuickHash. It has been implemented by means of a seperate self-contained module that is launched on press of a button in the fourth tabsheet titled "Disk Hashing (for Windows)". The Linux version does not need this tab or this module so neither are available to Linux users. Linux users have always had the option of hashing disks with QuickHash by running it as root or sudo and using the "Hash File" tabsheet and navigating to /dev/hdX or /dev/sdaX or whatever. Note SHA1 only, for now. Others will follow in X.X.X sub releases, e.g. 2.4.1. Speeds are fast - approx 3.5Gb per minute via Firewire800 and up to 8Gb per minute with direct SATA connection. </text:p>
      <text:p text:style-name="P1"/>
      <text:p text:style-name="P1">Some redundant unused variables removed to optimise memory usage</text:p>
      <text:p text:style-name="P1"/>
      <text:p text:style-name="P1">Some minor improvements to the interface - a few buttons moved around, extra hints added etc</text:p>
      <text:p text:style-name="P1"><text:s text:c="2"/></text:p>
      <text:p text:style-name="P1">v2.3 June 2014</text:p>
      <text:p text:style-name="P1"/>
      <text:p text:style-name="P1">Complete support for Unicode on Windows, ensuring filenames or directotries containing Chinese or Arabic or Hebrew (etc) characters can now be processed using QuickHash without the user having to change their language and region settings. Prior to this, QuickHash was generating the default initialisation hashes for such files but not actually hashing them. All Windows users are encouraged to discard any version prior to v2.2 and adopt v2.3. </text:p>
      <text:p text:style-name="P1"/>
      <text:p text:style-name="P1">v2.2 - Nov 2013</text:p>
      <text:p text:style-name="P1"/>
      <text:p text:style-name="P1">It was reported that large files failed to hash properly with SHA256 or SHA512 implementation. It turned out this was due to a 32-bit integer delcaration in the DCPCrypt <text:s/>library that is used by QuickHash for those two algorithms. Updated by using QWord instead Longword variables. Output checked against SHA256SUM and SHA512SUM and found to be OK now. </text:p>
      <text:p text:style-name="P1"/>
      <text:p text:style-name="P1">Linux version brought to same level as Windows version. Interface improved to better display values. <text:s/></text:p>
      <text:p text:style-name="P1"/>
      <text:p text:style-name="P1">v2.1 - June 2013</text:p>
      <text:p text:style-name="P1"/>
      <text:p text:style-name="P1">All versions prior to 2.1 suffered a 32-bit 4Gb limitation when copying (as part of the 'Hash, Copy, Hash' routine) a single file larger than 4Gb. That was fixed by casting the "filesize" variable to Int64 instead of Int32 meaning the size limitation is now set by your filesystem only (16 Exabytes for NTFS). </text:p>
      <text:p text:style-name="P1"><text:soft-page-break/></text:p>
      <text:p text:style-name="P1">International language support added for filenames and directories that contain or might be created of a non-English nature by use of UTF8 casting. For example, the destination directory for "Hash, Copy, Hash" can now contain non-English characters. </text:p>
      <text:p text:style-name="P1"/>
      <text:p text:style-name="P1">All hashing in Quick Hash utilises MerkleDamgård constructions (http://en.wikipedia.org/wiki/Merkle%E2%80%93Damg%C3%A5rd_construction). </text:p>
      <text:p text:style-name="P1">As such, zero byte files will always generate a predetermined hash, depending on the algorithm; sha-1, for example, is always da39a3ee5e6b4b0d3255bfef95601890afd80709. To avoid confusion, if a file is zero bytes, it is not hashed at all and the entry 'Not computed, zero byte file' is enetered into the results. Though I acknowledge some users may feel it is necessary to hash zero byte files for security reasons, on the whole, I don't think it is for 99% of users. </text:p>
      <text:p text:style-name="P1"/>
      <text:p text:style-name="P1">Files of zero bytes are now copied as part of the "Hash, Copy, Hash" routine to facilitate those who wish to use QuickHash as a backup system where, on occasion, zero byte files are created by software and are required in order to function properly. </text:p>
      <text:p text:style-name="P1"/>
      <text:p text:style-name="P1">Date format of output directory changed again to 'yy-mm-dd_hhmmss' (e.g. QH_13-12-25_221530) due to the now widespread use of QuickHash internationally.</text:p>
      <text:p text:style-name="P1">The previous format of ddmmyy worked OK for UK users, but there is some merit in the year, month, day format, especially for multiple output dirs. </text:p>
      <text:p text:style-name="P1"/>
      <text:p text:style-name="P1">v2.0 - Feb 2013</text:p>
      <text:p text:style-name="P1"/>
      <text:p text:style-name="P1">Interface entirely re-written to use tabbed design with each hashing feature having it's own parent tab. Allowing the util to be used on low resolution screens. Default size is now ~900 x ~1000 pixels meaning it should be visible on every screen but the smallest of resolutions. This work has made the exe leaner with less decision loops and less code. <text:s/></text:p>
      <text:p text:style-name="P1"/>
      <text:p text:style-name="P1">Status fields that record % progress, Mb copied etc are cleared after an earlier run</text:p>
      <text:p text:style-name="P1"/>
      <text:p text:style-name="P1">Simple text hashing now has a much larger area for larger text segments and the hash value field is larger allowing SHA256 and SHA512 to be seen in full</text:p>
      <text:p text:style-name="P1"/>
      <text:p text:style-name="P1">Status bars more neatly attributed to each individual process to ensure they are kept in place during resizing. </text:p>
      <text:p text:style-name="P1"/>
      <text:p text:style-name="P1">All necessary fields (source directory path fields, grid displays, text areas etc) that a user may want to make wider when the GUI is maximised are now all right aligned meaning they'll grow when the GUI is maximised. Note, though, that the v2 interface is designed to be now 850 pixels wide.</text:p>
      <text:p text:style-name="P1"/>
      <text:p text:style-name="P1">Date format displayed as dd/mm/yy hh/mm/ss instead of dd/m/yy hh/mm/ss for ease of reading the systems date and time settings (that are reported to the user for some functions) that QuickHash is running on and to ensure the output directory is easier to read. The destination dir for copy and hash processes now read "QH_ddmmyy-hhmmss". </text:p>
      <text:p text:style-name="P1"/>
      <text:p text:style-name="P1">Moved some of the tick boxes into a panel group to help with resizing and moved the status bars of recursive directory hashing further in to the left.</text:p>
      <text:p text:style-name="P1"/>
      <text:p text:style-name="P1">v1.5.6 - Jan 2013</text:p>
      <text:p text:style-name="P1"><text:soft-page-break/></text:p>
      <text:p text:style-name="P1">The display grids for displaying hashes of multiple files in a directory and for "copy and paste" hashing now have the number of rows pre-computed</text:p>
      <text:p text:style-name="P1">based on the number of files found prior to hashing. This saves a considerable amount of time with large data sets. </text:p>
      <text:p text:style-name="P1"/>
      <text:p text:style-name="P1">Combined with the step above, a gigantic speed improvement caused by also disabling the dynamic bottom pane until after all files are hashed. </text:p>
      <text:p text:style-name="P1">Having it refresh for every file was not really necessary anyway, given that the status bar reports the file being hashed and the progress stats </text:p>
      <text:p text:style-name="P1">show files %, data volume etc. enchmarks show 3K files took 2 minutes with version &lt; v1.5.6; With v1.5.6, the same 3K files take 12 seconds! </text:p>
      <text:p text:style-name="P1"/>
      <text:p text:style-name="P1">The same visiblity change applied to recursive copy and hash, though, in tests, the process of copying the files was slower than the grid display</text:p>
      <text:p text:style-name="P1">but with lots of small files, this is likely ot have made an improvement. </text:p>
      <text:p text:style-name="P1"/>
      <text:p text:style-name="P1">With regard to recursive directory hashing and recrusive copy and hashing; the user can now decide to override the default behaviour of hashing </text:p>
      <text:p text:style-name="P1">all files in all sub-directories of that chosen directory, meaning that just the files in the root of that chosen directory can be hashed (and copied</text:p>
      <text:p text:style-name="P1">if appropriate) and no others in other sub directories, if required. </text:p>
      <text:p text:style-name="P1"/>
      <text:p text:style-name="P1">The user can now decide whether to flag any duplicate files found, or not (only for standard direcotry hashing - not for copy and hash, yet).</text:p>
      <text:p text:style-name="P1"/>
      <text:p text:style-name="P1">The left to right scroll bar of the bottom pane was partly obscured by the status bar. That was corrected. </text:p>
      <text:p text:style-name="P1"/>
      <text:p text:style-name="P1"/>
      <text:p text:style-name="P1">v1.5.5 - Nov 2012</text:p>
      <text:p text:style-name="P1"/>
      <text:p text:style-name="P1">Added file mask capability to allow selective searching for one or more mixed file types, e.g. *.doc; *.xls etc. New masks can be added at will. </text:p>
      <text:p text:style-name="P1">Added progress indicators to recursive copy and hash, to match the standard recrusive hash without copy. </text:p>
      <text:p text:style-name="P1">A new intermidiary output directory, named after the date and time of execution, is now added beneath the output directory with the output then put beneath that</text:p>
      <text:p text:style-name="P1"><text:s text:c="2"/>ensuring that if multiple outputs are sent to the same directory at different times, each output can easily be identified. </text:p>
      <text:p text:style-name="P1">A log of file of files that failed to copy or those for whome the hashes didn't match are now recorded in the chosen output directory</text:p>
      <text:p text:style-name="P1">Adjusted phrasing of Clipboard button to "Clipboard Results", to mean "Copy the results to RAM clipboard" because the previous phrasing</text:p>
      <text:p text:style-name="P1"><text:s text:c="2"/>of "Copy to RAM" was misleading, suggesting the files would be copied to RAM, which was not true.</text:p>
      <text:p text:style-name="P1">Improved layout slightly by replacing some labels with edit fields. </text:p>
      <text:p text:style-name="P1">Improved the 'Hash mismatch' error to make it easier to read and including the name of the actual file that has failed, as well as just the hash value. </text:p>
      <text:p text:style-name="P1">Added a warning to recrusive copy and hash feature that OS protected files or files in use will not copy properly, to make the user choose more wisely</text:p>
      <text:p text:style-name="P1"/>
      <text:p text:style-name="P1"><text:soft-page-break/></text:p>
      <text:p text:style-name="P1">v1.5.4.1 - Nov 2012</text:p>
      <text:p text:style-name="P1"/>
      <text:p text:style-name="P1">All functionality added since 1.5.2.2 added for the Linux version, too, matching it to the 1.5.4 Windows release</text:p>
      <text:p text:style-name="P1"><text:s text:c="2"/>* Note date and time attributes of recursive directory copy and paste adjusted as only Last Modified dates are available in Linux</text:p>
      <text:p text:style-name="P1">Added Stop button to recursive directory copy and paste traversal (top right pane), to match the stop features of the simpler recursive directory traversal functionality (bottom pane)</text:p>
      <text:p text:style-name="P1"/>
      <text:p text:style-name="P1">v1.5.4 - May 2012</text:p>
      <text:p text:style-name="P1"/>
      <text:p text:style-name="P1">As announced in v 1.5.3, improved the "Copy and Hash Files" display area as follows:</text:p>
      <text:p text:style-name="P1"><text:s text:c="2"/>The display area is now a numerical grid with sortable columns instead of a text field. Faster and more feature rich options and responsiveness</text:p>
      <text:p text:style-name="P1"><text:s text:c="2"/>For Windows only instances of QuickHash, the source files' created, last modified and last accessed dates are looked up, displayed and logged </text:p>
      <text:p text:style-name="P1"><text:s text:c="2"/>to account for NTFS\FAT32 issues with date attribute retention</text:p>
      <text:p text:style-name="P1"><text:s text:c="2"/>Added the ability to export results to HTML file, including column headings</text:p>
      <text:p text:style-name="P1"><text:s text:c="2"/>Added the ability to copy the grid content to clipboard for easy pasting into spreadhseets etc</text:p>
      <text:p text:style-name="P1"><text:s text:c="2"/></text:p>
      <text:p text:style-name="P1">Some minor code improvements and interface labelling all round </text:p>
      <text:p text:style-name="P1"/>
      <text:p text:style-name="P1">v1.5.3 - May 2012</text:p>
      <text:p text:style-name="P1"/>
      <text:p text:style-name="P1">Improved the 'Recursive Directory Hashing' display grid as follows:</text:p>
      <text:p text:style-name="P1"><text:s text:c="2"/>Added ability to sort by file name, hash value or file size</text:p>
      <text:p text:style-name="P1"><text:s text:c="2"/>Added ability to drag columns from left to right</text:p>
      <text:p text:style-name="P1"><text:s text:c="2"/>Added ability to auto-expand column width to max content of largest cell by double click the column dividers at completion</text:p>
      <text:p text:style-name="P1"><text:s text:c="2"/>Added a 'Copy to Clipboard' button (it is still possible to to copy a cell or range of cells by selecting and Ctrl+C them). </text:p>
      <text:p text:style-name="P1"><text:s text:c="2"/>Improved the labelling and layout to make it more consistant with the font of the rest of the application</text:p>
      <text:p text:style-name="P1"/>
      <text:p text:style-name="P1">v1.5.2.2 - April 2012</text:p>
      <text:p text:style-name="P1"/>
      <text:p text:style-name="P1">Fixed incorrect formatting of reported date and time settings to now accurately show DD/MM/YY HH:MM:SS</text:p>
      <text:p text:style-name="P1">Converted display area of "Copy &amp; Hash Files" to a listbox, rather than a memo field to increase speed</text:p>
      <text:p text:style-name="P1">Adjusted "Copy &amp; Hash Files" delimiter to a tab (#9) instead of nothing to allow easier importing into spreadhseets</text:p>
      <text:p text:style-name="P1">Coming Soon: v 1.5.3 will use a grid system for the "Copy &amp; Hash Files" display instead of either a memo field or a listbox</text:p>
      <text:p text:style-name="P1"/>
      <text:p text:style-name="P1">v1.5.2.1 - March 2012</text:p>
      <text:p text:style-name="P1"/>
      <text:p text:style-name="P1">Minor improvement</text:p>
      <text:p text:style-name="P1"/>
      <text:p text:style-name="P1"><text:soft-page-break/>v1.5.2 - March 2012</text:p>
      <text:p text:style-name="P1"/>
      <text:p text:style-name="P1">System Error codes returned with any last error to enable better dev support to users</text:p>
      <text:p text:style-name="P1">GUI set to increase proportionaly as the interface is maximised to the max screen size to allow more data to fit in the meo fields when run on larger screens.</text:p>
      <text:p text:style-name="P1"/>
      <text:p text:style-name="P1">The 1.5.0 feature of copying source files to destination directories further corrected and improved as follows: </text:p>
      <text:p text:style-name="P1"><text:s text:c="2"/>Radio box added to choose whether to list JUST directories or whether to list JUST directories AND files, </text:p>
      <text:p text:style-name="P1"><text:s text:c="2"/>neither of which will be hashed or copied. Useful for occasions when the user might want to generate a list of subdirectories only, </text:p>
      <text:p text:style-name="P1"><text:s text:c="2"/>that might contain forensic images for example, that they wish to paste into the case properties of forensic software </text:p>
      <text:p text:style-name="P1"><text:s text:c="2"/>like X-Ways Forensics or FTK or into a report.</text:p>
      <text:p text:style-name="P1"><text:s text:c="2"/>Interface refresh following copy errors or hash mismatch errors to avoid the error message hanging about after clicking OK. </text:p>
      <text:p text:style-name="P1"/>
      <text:p text:style-name="P1">KNOWN ISSUES: </text:p>
      <text:p text:style-name="P1">Some Chinese Unicode characters cause the copy to fail. Need to implement special Unicode vars for that type of code. </text:p>
      <text:p text:style-name="P1">Illegal file names containing special chars or whose name exceeds the maximum windows length can cause the copy to fail</text:p>
      <text:p text:style-name="P1"/>
      <text:p text:style-name="P1"/>
      <text:p text:style-name="P1">v1.5.1 - March 2012</text:p>
      <text:p text:style-name="P1"/>
      <text:p text:style-name="P1">Main Menu added - About page, Credits page and a "File --&gt; Exit" to free space on the form by allowing the removal of the 'Exit' button</text:p>
      <text:p text:style-name="P1">Ialian version - credit to Sandro of the DEFT Live CD project for translating the English to Italian - www.deftlinux.net/</text:p>
      <text:p text:style-name="P1">Corrected keyboard shortcut keys as some shortcuts were applied twice to different buttons. </text:p>
      <text:p text:style-name="P1">Minor re-alignment of GUI panes</text:p>
      <text:p text:style-name="P1"/>
      <text:p text:style-name="P1">The 1.5.0 feature of copying source files to destination directories corrected and improved as follows: </text:p>
      <text:p text:style-name="P1"><text:tab/>The "Go!" button is disabled if either the source and destination directories are not chosen or if they are invalid or, in the case of the </text:p>
      <text:p text:style-name="P1"><text:tab/>"Just generate recursive list of dirs and files" being ticked, the Source destination has to be valid at least. If not, the button stays greyed out. </text:p>
      <text:p text:style-name="P1"><text:tab/>The "X number of files found. Proceed?" message dialog continued even if the user selected 'No'. That was fixed. </text:p>
      <text:p text:style-name="P1"><text:tab/>The "X number of files found. Proceed?" dialog now shows the host system date and time, too. </text:p>
      <text:p text:style-name="P1"><text:tab/>The summary information that states how many files were copied, the number of errors (if any) and the number of hash mismatches (if any) is now inserted at the top of <text:tab/><text:tab/><text:tab/>the log file, if created. </text:p>
      <text:p text:style-name="P1"><text:tab/>Date and time of the host system is determined and logged at the time the copying process is started.</text:p>
      <text:p text:style-name="P1"/>
      <text:p text:style-name="P1">v1.5.0 - March 2012</text:p>
      <text:p text:style-name="P1"><text:soft-page-break/></text:p>
      <text:p text:style-name="P1">Recursive directory copying and hashing from source directory to destination directory added.</text:p>
      <text:p text:style-name="P1">Some minor GUI re-arrangement and improvement for readability. </text:p>
      <text:p text:style-name="P1">Known Issues : Some unicode filenames cause an error, but not all. Also, illegal Windows characters in the filename may cause an error. <text:s text:c="2"/></text:p>
      <text:p text:style-name="P1"/>
      <text:p text:style-name="P1">v1.4.1 - December 2011</text:p>
      <text:p text:style-name="P1"/>
      <text:p text:style-name="P1">Took out the autosize attribute for the grid display of recursive directory file hashing. Refreshing that grid with tens of thousands of files slowed</text:p>
      <text:p text:style-name="P1">down the program considerably - sometimes up to a third! </text:p>
      <text:p text:style-name="P1"/>
      <text:p text:style-name="P1">Added a 'Counting files....' entry in the progress bar at the bottom of the grid display so that when a directory is first selected, the user now </text:p>
      <text:p text:style-name="P1">knows the program is working while it calculates how many files there are to hash in total, as opposed to appearing to be doing nothing. </text:p>
      <text:p text:style-name="P1"/>
      <text:p text:style-name="P1">v1.4.0 - Novemeber 2011</text:p>
      <text:p text:style-name="P1"/>
      <text:p text:style-name="P1">Added MD5, SHA256 and SHA512 hashing algorithms in the form of a radio button selection by using the DCPCrypt library</text:p>
      <text:p text:style-name="P1">Added a status bar to make it more obvious which file is currently being hashed</text:p>
      <text:p text:style-name="P1">Refined the labels of individual file hashing so that they are cleared and refreshed if a subsequent file is hashed without restarting the program</text:p>
      <text:p text:style-name="P1">Some minor improvements to source code readability and layout. </text:p>
      <text:p text:style-name="P1"/>
      <text:p text:style-name="P1">v1.3.2 - Sept 2011</text:p>
      <text:p text:style-name="P1"/>
      <text:p text:style-name="P1">Ability to export results to HTML web file added. The user can now export the results to just HTML format, or just to CSV format, or both. </text:p>
      <text:p text:style-name="P1">Minor improvement to the prompt for log file credentials to ensure that if the user cancels that decision, the program does not crash and instead gracefully returns to the grid display. </text:p>
      <text:p text:style-name="P1"/>
      <text:p text:style-name="P1">v 1.3.1 - Sept 2011</text:p>
      <text:p text:style-name="P1"/>
      <text:p text:style-name="P1">Text field is now cleared as soon as clicked for text input, avoiding the need to manually delete the "Type text here..." message, thus reducing risk or cross contamination</text:p>
      <text:p text:style-name="P1">Any accidentally left white space to the right or left of the first or last character of the string is stripped before hashed. Spaces that form part of the string are not removed. </text:p>
      <text:p text:style-name="P1"/>
      <text:p text:style-name="P1">v 1.3.0 - Sept 2011</text:p>
      <text:p text:style-name="P1"/>
      <text:p text:style-name="P1">During recursive directory hashing, the display grid now keeps up with the files as they are been hashed so the user can see what file is currently being analysed</text:p>
      <text:p text:style-name="P1">Option of saving the content of the display grid as a CSV text file</text:p>
      <text:p text:style-name="P1"/>
      <text:p text:style-name="P1">v 1.2.1 - July 2011</text:p>
      <text:p text:style-name="P1"/>
      <text:p text:style-name="P1">The data figure next to total files examined looped back round to zero with unusually large files. This was fixed by using a QWord integer and QuickHash can now recursively SHA1 hash directories containing 18 ExaBytes (250 thousand 4 TeraByte harddisks full of data). </text:p>
      <text:p text:style-name="P1"><text:soft-page-break/></text:p>
      <text:p text:style-name="P1">v 1.2 - June 2011</text:p>
      <text:p text:style-name="P1"/>
      <text:p text:style-name="P1">String hash box enlarged to allow paragraphs or long sentances to be hashed, instead of just a few words. </text:p>
      <text:p text:style-name="P1">File hashing now has a start and end time counter, to determine how long the hashing process took.</text:p>
      <text:p text:style-name="P1">Recursive directory and file hashing now has a start and end time counter, to determine how long the hashing process took for entire directory and its children.</text:p>
      <text:p text:style-name="P1">Recursive directory and file hashing now has a field to show the total amount of data examined (bytes, Kb's, Mb', Gb's or Tb's).</text:p>
      <text:p text:style-name="P1">Linux version optimised for Linux usage</text:p>
      <text:p text:style-name="P1">Windows version optimised for Windows usage</text:p>
      <text:p text:style-name="P1">Minor improvements relating to layout and code optimisation.</text:p>
      <text:p text:style-name="P1"/>
      <text:p text:style-name="P1">v 1.1.1 - June 2011</text:p>
      <text:p text:style-name="P1"/>
      <text:p text:style-name="P1">Improvements to the layout of the interface, some grammatical corrections and refinement of column labelling etc. </text:p>
      <text:p text:style-name="P1"/>
      <text:p text:style-name="P1">v 1.1 - June 2011</text:p>
      <text:p text:style-name="P1"/>
      <text:p text:style-name="P1">Larger buffers allow faster hashing of files over 1Mb. </text:p>
      <text:p text:style-name="P1">Files without an extension are now detected. </text:p>
      <text:p text:style-name="P1"/>
      <text:p text:style-name="P1">v 1.0 - May 2011</text:p>
      <text:p text:style-name="P1"/>
      <text:p text:style-name="P1">Hashing of a string</text:p>
      <text:p text:style-name="P1">Hashing of a single file (or disk if ran in Linux using sudo or root permissions)</text:p>
      <text:p text:style-name="P1">Hashing of an entire directory - it's children and al sub-directories, including a percentage progress indicator. </text:p>
      <text:p text:style-name="P1">Copy and Paste to Clipboa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 Smith</meta:initial-creator>
    <meta:creation-date>2015-09-17T17:32:09.772169260</meta:creation-date>
    <dc:date>2017-07-27T23:30:39.906000000</dc:date>
    <meta:editing-duration>P1DT48M51S</meta:editing-duration>
    <meta:editing-cycles>83</meta:editing-cycles>
    <meta:generator>LibreOffice/5.3.4.2$Windows_x86 LibreOffice_project/f82d347ccc0be322489bf7da61d7e4ad13fe2ff3</meta:generator>
    <meta:document-statistic meta:table-count="0" meta:image-count="0" meta:object-count="0" meta:page-count="21" meta:paragraph-count="329" meta:word-count="9802" meta:character-count="56828" meta:non-whitespace-character-count="47210"/>
  </office:meta>
</office:document-meta>
</file>